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stroke-dash="Fine_20_Dotted" svg:stroke-width="0cm" draw:marker-start-width="0.2cm" draw:marker-end-width="0.2cm" draw:fill="solid" draw:fill-color="#c0c0c0" draw:textarea-horizontal-align="justify" draw:textarea-vertical-align="middle" draw:auto-grow-height="false" fo:min-height="0cm" fo:min-width="0cm" fo:padding-top="0.125cm" fo:padding-bottom="0.125cm" fo:padding-left="0.25cm" fo:padding-right="0.25cm"/>
    </style:style>
    <style:style style:name="gr2" style:family="graphic" style:parent-style-name="standard">
      <style:graphic-properties draw:fill="solid" draw:fill-color="#008080" draw:textarea-horizontal-align="justify" draw:textarea-vertical-align="middle" draw:auto-grow-height="false" fo:min-height="0cm" fo:min-width="0cm"/>
    </style:style>
    <style:style style:name="gr3" style:family="graphic" style:parent-style-name="standard">
      <style:graphic-properties draw:fill="solid" draw:fill-color="#ffcc99" draw:textarea-horizontal-align="justify" draw:textarea-vertical-align="middle" draw:auto-grow-height="false" fo:min-height="0cm" fo:min-width="0cm"/>
    </style:style>
    <style:style style:name="gr4" style:family="graphic" style:parent-style-name="standard">
      <style:graphic-properties draw:stroke="dash" draw:stroke-dash="Fine_20_Dotted" svg:stroke-width="0.102cm" draw:marker-start-width="0.457cm" draw:marker-end-width="0.457cm" draw:fill="solid" draw:fill-color="#008080" draw:textarea-horizontal-align="center" draw:textarea-vertical-align="middle" fo:padding-top="0.176cm" fo:padding-bottom="0.176cm" fo:padding-left="0.301cm" fo:padding-right="0.301cm"/>
    </style:style>
    <style:style style:name="gr5" style:family="graphic" style:parent-style-name="standard">
      <style:graphic-properties draw:stroke="none" svg:stroke-color="#000000" draw:fill="none" draw:fill-color="#ffffff" draw:textarea-horizontal-align="left" draw:auto-grow-height="true" draw:auto-grow-width="true" fo:min-height="1.113cm" fo:min-width="0cm"/>
    </style:style>
    <style:style style:name="gr6" style:family="graphic" style:parent-style-name="file">
      <style:graphic-properties fo:min-height="1.616cm" fo:min-width="0.922cm"/>
    </style:style>
    <style:style style:name="gr7" style:family="graphic" style:parent-style-name="file">
      <style:graphic-properties fo:min-height="0cm" fo:min-width="0cm"/>
    </style:style>
    <style:style style:name="gr8" style:family="graphic" style:parent-style-name="file">
      <style:graphic-properties fo:min-height="1.588cm" fo:min-width="0.921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7da647" draw:textarea-horizontal-align="justify" draw:textarea-vertical-align="middle" draw:auto-grow-height="false" fo:min-height="0cm" fo:min-width="0cm" draw:shadow="hidden"/>
    </style:style>
    <style:style style:name="gr11" style:family="graphic" style:parent-style-name="standard">
      <style:graphic-properties svg:stroke-width="0.102cm" svg:stroke-color="#7da647" draw:marker-start-width="0.352cm" draw:marker-end="Arrow" draw:marker-end-width="0.452cm" draw:fill="solid" draw:fill-color="#7da647" draw:textarea-horizontal-align="center" draw:textarea-vertical-align="middle" fo:padding-top="0.175cm" fo:padding-bottom="0.175cm" fo:padding-left="0.3cm" fo:padding-right="0.3cm"/>
    </style:style>
    <style:style style:name="gr12" style:family="graphic" style:parent-style-name="standard">
      <style:graphic-properties draw:fill="solid" draw:fill-color="#ff6633" draw:textarea-horizontal-align="justify" draw:textarea-vertical-align="middle" draw:auto-grow-height="false" fo:min-height="0cm" fo:min-width="0cm"/>
    </style:style>
    <style:style style:name="gr13" style:family="graphic" style:parent-style-name="standard">
      <style:graphic-properties draw:fill="solid" draw:fill-color="#33a3a3" draw:textarea-vertical-align="middle" draw:auto-grow-height="false" fo:min-height="0.749cm" fo:min-width="0.499cm"/>
    </style:style>
    <style:style style:name="gr14" style:family="graphic" style:parent-style-name="standard">
      <style:graphic-properties draw:fill="solid" draw:fill-color="#000000" draw:textarea-vertical-align="middle" draw:auto-grow-height="false" fo:min-height="0cm" fo:min-width="0cm"/>
    </style:style>
    <style:style style:name="gr15" style:family="graphic" style:parent-style-name="standard">
      <style:graphic-properties draw:fill="solid" draw:fill-color="#ff0000" draw:textarea-vertical-align="middle" draw:auto-grow-height="false" fo:min-height="0cm" fo:min-width="0cm"/>
    </style:style>
    <style:style style:name="gr16" style:family="graphic" style:parent-style-name="standard">
      <style:graphic-properties svg:stroke-width="0.102cm" svg:stroke-color="#7da647" draw:marker-start-width="0.352cm" draw:marker-end="Arrow" draw:marker-end-width="0.452cm" draw:fill="solid" draw:fill-color="#7da647" draw:textarea-horizontal-align="center" draw:textarea-vertical-align="middle" fo:padding-top="0.175cm" fo:padding-bottom="0.175cm" fo:padding-left="0.3cm" fo:padding-right="0.3cm"/>
    </style:style>
    <style:style style:name="gr17" style:family="graphic" style:parent-style-name="file">
      <style:graphic-properties draw:fill="solid" draw:fill-color="#7da647" fo:min-height="1.616cm" fo:min-width="0.922cm"/>
    </style:style>
    <style:style style:name="gr18" style:family="graphic" style:parent-style-name="file">
      <style:graphic-properties draw:fill="solid" draw:fill-color="#7da647" fo:min-height="1.588cm" fo:min-width="0.921cm"/>
    </style:style>
    <style:style style:name="gr19" style:family="graphic" style:parent-style-name="standard">
      <style:graphic-properties draw:fill="solid" draw:fill-color="#ff0000" draw:textarea-horizontal-align="justify" draw:textarea-vertical-align="middle" draw:auto-grow-height="false" fo:min-height="0cm" fo:min-width="0cm"/>
    </style:style>
    <style:style style:name="gr20" style:family="graphic" style:parent-style-name="file">
      <style:graphic-properties draw:fill="gradient" draw:fill-color="#ffff66" draw:fill-gradient-name="Diagonal_20_Green_20_1" fo:min-height="1.588cm" fo:min-width="0.651cm"/>
    </style:style>
    <style:style style:name="gr21" style:family="graphic" style:parent-style-name="standard">
      <style:graphic-properties draw:fill="gradient" draw:fill-color="#99ccff" draw:fill-gradient-name="Gradient_20_7" draw:textarea-horizontal-align="justify" draw:textarea-vertical-align="middle" draw:auto-grow-height="false" fo:min-height="0cm" fo:min-width="0cm" draw:shadow-offset-x="0.305cm" draw:shadow-offset-y="0.305cm"/>
    </style:style>
    <style:style style:name="gr22" style:family="graphic" style:parent-style-name="standard">
      <style:graphic-properties svg:stroke-width="0.152cm" svg:stroke-color="#ff0000" draw:marker-start-width="0.427cm" draw:marker-end="Arrow" draw:marker-end-width="0.527cm" draw:textarea-horizontal-align="center" draw:textarea-vertical-align="middle" fo:padding-top="0.2cm" fo:padding-bottom="0.2cm" fo:padding-left="0.325cm" fo:padding-right="0.32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9pt"/>
    </style:style>
    <style:style style:name="P5" style:family="paragraph">
      <style:paragraph-properties fo:margin-left="0cm" fo:margin-right="0cm" fo:text-indent="0cm"/>
      <style:text-properties fo:color="#ffffcc" fo:font-size="12pt"/>
    </style:style>
    <style:style style:name="T1" style:family="text">
      <style:text-properties fo:font-size="16pt"/>
    </style:style>
    <style:style style:name="T2" style:family="text">
      <style:text-properties fo:font-size="13pt" fo:font-style="italic"/>
    </style:style>
    <style:style style:name="T3" style:family="text">
      <style:text-properties fo:font-size="14pt"/>
    </style:style>
    <style:style style:name="T4" style:family="text">
      <style:text-properties fo:font-size="9pt"/>
    </style:style>
    <style:style style:name="T5" style:family="text">
      <style:text-properties fo:font-size="11pt" fo:font-weight="bold"/>
    </style:style>
    <style:style style:name="T6" style:family="text">
      <style:text-properties fo:font-style="normal"/>
    </style:style>
    <style:style style:name="T7" style:family="text">
      <style:text-properties style:text-underline-style="none"/>
    </style:style>
    <style:style style:name="T8" style:family="text">
      <style:text-properties fo:font-size="16pt" fo:font-style="italic"/>
    </style:style>
    <style:style style:name="T9" style:family="text">
      <style:text-properties fo:color="#ffffcc" fo:font-size="11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8.509cm" svg:height="3.175cm" svg:x="0.835cm" svg:y="1.17cm">
            <text:p text:style-name="P1"/>
            <text:p text:style-name="P1"/>
            <text:p text:style-name="P1"/>
            <text:p text:style-name="P1"><text:span text:style-name="T1"/></text:p>
            <text:p text:style-name="P1"><text:span text:style-name="T2"><text:s text:c="13"/></text:span><text:span text:style-name="T2">web contain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7.62cm" svg:height="3.175cm" svg:x="1.27cm" svg:y="0.735cm">
            <text:p text:style-name="P1"><text:s text:c="17"/>Reporting</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175cm" svg:height="1.016cm" svg:x="1.524cm" svg:y="2.894cm">
            <text:p text:style-name="P1">HTTP</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 draw:text-style-name="P2" draw:layer="layout" svg:x1="0.335cm" svg:y1="6.115cm" svg:x2="19.685cm" svg:y2="6.115cm">
          <text:p text:style-name="P3"/>
        </draw:line>
        <draw:frame draw:style-name="gr5" draw:text-style-name="P1" draw:layer="layout" svg:width="6.505cm" svg:height="1.517cm" svg:x="13.815cm" svg:y="9.425cm">
          <draw:text-box>
            <text:p text:style-name="P1">source code</text:p>
            <text:p text:style-name="P1"><text:span text:style-name="T3">(SCS &amp; local working copy)</text:span></text:p>
          </draw:text-box>
        </draw:frame>
        <draw:g>
          <draw:g>
            <draw:custom-shape draw:style-name="gr6" draw:layer="layout" svg:width="1.422cm" svg:height="1.866cm" svg:x="7.163cm" svg:y="5.266cm">
              <text:p text:style-name="P3"/>
              <draw:enhanced-geometry svg:viewBox="0 0 21600 21600" draw:mirror-horizontal="false" draw:mirror-vertical="false" draw:type="rectangle" draw:enhanced-path="M 0 0 L 21600 0 21600 21600 0 21600 0 0 Z N"/>
            </draw:custom-shape>
            <draw:custom-shape draw:style-name="eraser" draw:layer="layout" svg:width="0.416cm" svg:height="0.422cm" svg:x="8.247cm" svg:y="5.251cm">
              <text:p text:style-name="P3"/>
              <draw:enhanced-geometry svg:viewBox="0 0 21600 21600" draw:mirror-horizontal="false" draw:mirror-vertical="false" draw:type="rectangle" draw:enhanced-path="M 0 0 L 21600 0 21600 21600 0 21600 0 0 Z N"/>
            </draw:custom-shape>
            <draw:custom-shape draw:style-name="gr7" draw:layer="layout" svg:width="0.355cm" svg:height="0.374cm" svg:x="8.235cm" svg:y="5.286cm">
              <text:p text:style-name="P3"/>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g>
          <draw:g>
            <draw:custom-shape draw:style-name="gr6" draw:layer="layout" svg:width="1.422cm" svg:height="1.866cm" svg:x="7.214cm" svg:y="5.34cm">
              <text:p text:style-name="P3"/>
              <draw:enhanced-geometry svg:viewBox="0 0 21600 21600" draw:mirror-horizontal="false" draw:mirror-vertical="false" draw:type="rectangle" draw:enhanced-path="M 0 0 L 21600 0 21600 21600 0 21600 0 0 Z N"/>
            </draw:custom-shape>
            <draw:custom-shape draw:style-name="eraser" draw:layer="layout" svg:width="0.416cm" svg:height="0.422cm" svg:x="8.298cm" svg:y="5.325cm">
              <text:p text:style-name="P3"/>
              <draw:enhanced-geometry svg:viewBox="0 0 21600 21600" draw:mirror-horizontal="false" draw:mirror-vertical="false" draw:type="rectangle" draw:enhanced-path="M 0 0 L 21600 0 21600 21600 0 21600 0 0 Z N"/>
            </draw:custom-shape>
            <draw:custom-shape draw:style-name="gr7" draw:layer="layout" svg:width="0.355cm" svg:height="0.374cm" svg:x="8.286cm" svg:y="5.36cm">
              <text:p text:style-name="P3"/>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g>
          <draw:g>
            <draw:custom-shape draw:style-name="gr8" draw:text-style-name="P4" draw:layer="layout" svg:width="1.421cm" svg:height="1.838cm" svg:x="7.29cm" svg:y="5.412cm">
              <text:p text:style-name="P3"><text:span text:style-name="T4"/></text:p>
              <text:p text:style-name="P1"><text:span text:style-name="T5">xml</text:span></text:p>
              <text:p text:style-name="P1"><text:span text:style-name="T5">logs</text:span></text:p>
              <draw:enhanced-geometry svg:viewBox="0 0 21600 21600" draw:mirror-horizontal="false" draw:mirror-vertical="false" draw:type="rectangle" draw:enhanced-path="M 0 0 L 21600 0 21600 21600 0 21600 0 0 Z N"/>
            </draw:custom-shape>
            <draw:custom-shape draw:style-name="eraser" draw:layer="layout" svg:width="0.416cm" svg:height="0.462cm" svg:x="8.373cm" svg:y="5.396cm">
              <text:p text:style-name="P3"/>
              <draw:enhanced-geometry svg:viewBox="0 0 21600 21600" draw:mirror-horizontal="false" draw:mirror-vertical="false" draw:type="rectangle" draw:enhanced-path="M 0 0 L 21600 0 21600 21600 0 21600 0 0 Z N"/>
            </draw:custom-shape>
            <draw:custom-shape draw:style-name="gr7" draw:layer="layout" svg:width="0.356cm" svg:height="0.408cm" svg:x="8.361cm" svg:y="5.434cm">
              <text:p text:style-name="P3"/>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g>
        </draw:g>
        <draw:g>
          <draw:g>
            <draw:frame draw:style-name="gr9" draw:layer="layout" svg:width="6.293cm" svg:height="0.962cm" svg:x="14.58cm" svg:y="7.093cm">
              <draw:text-box>
                <text:p text:style-name="P3">( <text:s text:c="3"/>, rss, IM, email...)</text:p>
              </draw:text-box>
            </draw:frame>
            <draw:custom-shape draw:style-name="gr10" draw:text-style-name="P2" draw:layer="layout" svg:width="0.635cm" svg:height="0.635cm" svg:x="15.086cm" svg:y="7.313cm">
              <text:p text:style-name="P3"/>
              <draw:enhanced-geometry svg:viewBox="0 0 21600 21600" draw:mirror-horizontal="false" draw:mirror-vertical="false"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line draw:style-name="gr11" draw:text-style-name="P1" draw:layer="layout" svg:x1="9.525cm" svg:y1="9.29cm" svg:x2="15.24cm" svg:y2="8.255cm">
          <text:p text:style-name="P1"><text:span text:style-name="T6">publish</text:span></text:p>
          <text:p text:style-name="P1"/>
        </draw:line>
        <draw:g>
          <draw:g>
            <draw:custom-shape draw:style-name="gr2" draw:text-style-name="P2" draw:layer="layout" svg:width="7.62cm" svg:height="3.81cm" svg:x="1.27cm" svg:y="8.42cm">
              <text:p text:style-name="P1"/>
              <text:p text:style-name="P1"/>
              <text:p text:style-name="P1"><text:s text:c="24"/><text:span text:style-name="T7">Build <text:s/>Loo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3.175cm" svg:height="1.016cm" svg:x="1.651cm" svg:y="8.42cm">
              <text:p text:style-name="P1">HTT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3.175cm" svg:height="1.016cm" svg:x="5.334cm" svg:y="8.42cm">
              <text:p text:style-name="P1">RM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 draw:text-style-name="P2" draw:layer="layout" svg:width="1.27cm" svg:height="1.27cm" svg:x="4.145cm" svg:y="10.73cm">
              <text:p text:style-name="P3"/>
              <draw:enhanced-geometry svg:viewBox="0 0 883 890" draw:mirror-horizontal="tru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2" draw:layer="layout" svg:width="1.27cm" svg:height="1.27cm" svg:x="4.145cm" svg:y="9.79cm">
              <text:p text:style-name="P3"/>
              <draw:enhanced-geometry svg:viewBox="0 0 883 890" draw:mirror-vertical="false" draw:mirror-horizont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2" draw:layer="layout" svg:width="1.27cm" svg:height="1.27cm" svg:x="3.205cm" svg:y="10.736cm">
              <text:p text:style-name="P3"/>
              <draw:enhanced-geometry svg:viewBox="0 0 883 890" draw:mirror-horizontal="tru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2" draw:layer="layout" svg:width="1.27cm" svg:height="1.27cm" svg:x="3.205cm" svg:y="9.796cm">
              <text:p text:style-name="P3"/>
              <draw:enhanced-geometry svg:viewBox="0 0 883 890" draw:mirror-vertical="false" draw:mirror-horizont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2" draw:layer="layout" svg:width="1.27cm" svg:height="1.27cm" svg:x="2.245cm" svg:y="10.73cm">
              <text:p text:style-name="P3"/>
              <draw:enhanced-geometry svg:viewBox="0 0 883 890" draw:mirror-horizontal="tru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2" draw:layer="layout" svg:width="1.27cm" svg:height="1.27cm" svg:x="2.245cm" svg:y="9.79cm">
              <text:p text:style-name="P3"/>
              <draw:enhanced-geometry svg:viewBox="0 0 883 890" draw:mirror-vertical="false" draw:mirror-horizont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2" draw:layer="layout" svg:width="1.27cm" svg:height="1.27cm" svg:x="1.305cm" svg:y="10.736cm">
              <text:p text:style-name="P3"/>
              <draw:enhanced-geometry svg:viewBox="0 0 883 890" draw:mirror-horizontal="tru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2" draw:layer="layout" svg:width="1.27cm" svg:height="1.27cm" svg:x="1.305cm" svg:y="9.796cm">
              <text:p text:style-name="P3"/>
              <draw:enhanced-geometry svg:viewBox="0 0 883 890" draw:mirror-vertical="false" draw:mirror-horizont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g>
        </draw:g>
        <draw:custom-shape draw:style-name="gr14" draw:text-style-name="P1" draw:layer="layout" svg:width="1.47cm" svg:height="1.27cm" svg:x="7.955cm" svg:y="7.45cm">
          <text:p text:style-name="P1"><text:span text:style-name="T8">write</text:span> <text:s text:c="3"/></text:p>
          <draw:enhanced-geometry svg:viewBox="0 0 21600 21600" draw:mirror-vertical="false" draw:mirror-horizontal="true" draw:text-areas="0 0 21600 21600" draw:type="circular-arrow" draw:modifiers="114.733131237436 -120.376137285975 8696.9475943266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1" draw:layer="layout" svg:width="1.905cm" svg:height="1.905cm" svg:x="7.717cm" svg:y="3.775cm">
          <text:p text:style-name="P1"><text:span text:style-name="T8">read</text:span> <text:s text:c="2"/></text:p>
          <draw:enhanced-geometry svg:viewBox="0 0 21600 21600" draw:mirror-vertical="false" draw:mirror-horizontal="true" draw:text-areas="0 0 21600 21600" draw:type="circular-arrow" draw:modifiers="118.394854589385 -122.365777496408 8975.968219089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6" draw:text-style-name="P2" draw:layer="layout" svg:x1="9.525cm" svg:y1="9.29cm" svg:x2="12.7cm" svg:y2="7.62cm">
          <text:p text:style-name="P3"/>
        </draw:line>
        <draw:g>
          <draw:g>
            <draw:custom-shape draw:style-name="gr17" draw:layer="layout" svg:width="1.422cm" svg:height="1.866cm" svg:x="12.463cm" svg:y="5.067cm">
              <text:p text:style-name="P3"/>
              <draw:enhanced-geometry svg:viewBox="0 0 21600 21600" draw:mirror-horizontal="false" draw:mirror-vertical="false" draw:type="rectangle" draw:enhanced-path="M 0 0 L 21600 0 21600 21600 0 21600 0 0 Z N"/>
            </draw:custom-shape>
            <draw:custom-shape draw:style-name="eraser" draw:layer="layout" svg:width="0.416cm" svg:height="0.422cm" svg:x="13.547cm" svg:y="5.052cm">
              <text:p text:style-name="P3"/>
              <draw:enhanced-geometry svg:viewBox="0 0 21600 21600" draw:mirror-horizontal="false" draw:mirror-vertical="false" draw:type="rectangle" draw:enhanced-path="M 0 0 L 21600 0 21600 21600 0 21600 0 0 Z N"/>
            </draw:custom-shape>
            <draw:custom-shape draw:style-name="gr7" draw:layer="layout" svg:width="0.355cm" svg:height="0.374cm" svg:x="13.535cm" svg:y="5.087cm">
              <text:p text:style-name="P3"/>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g>
          <draw:g>
            <draw:custom-shape draw:style-name="gr17" draw:layer="layout" svg:width="1.422cm" svg:height="1.866cm" svg:x="12.514cm" svg:y="5.141cm">
              <text:p text:style-name="P3"/>
              <draw:enhanced-geometry svg:viewBox="0 0 21600 21600" draw:mirror-horizontal="false" draw:mirror-vertical="false" draw:type="rectangle" draw:enhanced-path="M 0 0 L 21600 0 21600 21600 0 21600 0 0 Z N"/>
            </draw:custom-shape>
            <draw:custom-shape draw:style-name="eraser" draw:layer="layout" svg:width="0.416cm" svg:height="0.422cm" svg:x="13.598cm" svg:y="5.126cm">
              <text:p text:style-name="P3"/>
              <draw:enhanced-geometry svg:viewBox="0 0 21600 21600" draw:mirror-horizontal="false" draw:mirror-vertical="false" draw:type="rectangle" draw:enhanced-path="M 0 0 L 21600 0 21600 21600 0 21600 0 0 Z N"/>
            </draw:custom-shape>
            <draw:custom-shape draw:style-name="gr7" draw:layer="layout" svg:width="0.355cm" svg:height="0.374cm" svg:x="13.586cm" svg:y="5.161cm">
              <text:p text:style-name="P3"/>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g>
          <draw:g>
            <draw:custom-shape draw:style-name="gr18" draw:text-style-name="P4" draw:layer="layout" svg:width="1.421cm" svg:height="1.838cm" svg:x="12.581cm" svg:y="5.196cm">
              <text:p text:style-name="P3"><text:span text:style-name="T4"/></text:p>
              <text:p text:style-name="P1"><text:span text:style-name="T5">arti-</text:span></text:p>
              <text:p text:style-name="P1"><text:span text:style-name="T5">facts</text:span></text:p>
              <draw:enhanced-geometry svg:viewBox="0 0 21600 21600" draw:mirror-horizontal="false" draw:mirror-vertical="false" draw:type="rectangle" draw:enhanced-path="M 0 0 L 21600 0 21600 21600 0 21600 0 0 Z N"/>
            </draw:custom-shape>
            <draw:custom-shape draw:style-name="eraser" draw:layer="layout" svg:width="0.416cm" svg:height="0.462cm" svg:x="13.664cm" svg:y="5.18cm">
              <text:p text:style-name="P3"/>
              <draw:enhanced-geometry svg:viewBox="0 0 21600 21600" draw:mirror-horizontal="false" draw:mirror-vertical="false" draw:type="rectangle" draw:enhanced-path="M 0 0 L 21600 0 21600 21600 0 21600 0 0 Z N"/>
            </draw:custom-shape>
            <draw:custom-shape draw:style-name="gr7" draw:layer="layout" svg:width="0.356cm" svg:height="0.408cm" svg:x="13.652cm" svg:y="5.218cm">
              <text:p text:style-name="P3"/>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g>
        </draw:g>
        <draw:custom-shape draw:style-name="gr19" draw:text-style-name="P2" draw:layer="layout" svg:width="2.54cm" svg:height="0.508cm" svg:x="9.29cm" svg:y="11.087cm">
          <text:p text:style-name="P3"/>
          <draw:enhanced-geometry svg:viewBox="0 0 21600 21600" draw:text-areas="?f7 ?f0 21600 ?f2" draw:type="left-arrow" draw:modifiers="4496.81227863046 7233.9622641509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0" draw:text-style-name="P5" draw:layer="layout" svg:width="1.67cm" svg:height="1.838cm" svg:x="12.147cm" svg:y="10.462cm">
              <text:p text:style-name="P5"><text:span text:style-name="T9"/></text:p>
              <text:p text:style-name="P5"><text:span text:style-name="T9">config</text:span></text:p>
              <text:p text:style-name="P5"><text:span text:style-name="T9">.xml</text:span></text:p>
              <draw:enhanced-geometry svg:viewBox="0 0 21600 21600" draw:mirror-horizontal="false" draw:mirror-vertical="false" draw:type="rectangle" draw:enhanced-path="M 0 0 L 21600 0 21600 21600 0 21600 0 0 Z N"/>
            </draw:custom-shape>
            <draw:custom-shape draw:style-name="eraser" draw:layer="layout" svg:width="0.416cm" svg:height="0.462cm" svg:x="13.454cm" svg:y="10.446cm">
              <text:p text:style-name="P3"/>
              <draw:enhanced-geometry svg:viewBox="0 0 21600 21600" draw:mirror-horizontal="false" draw:mirror-vertical="false" draw:type="rectangle" draw:enhanced-path="M 0 0 L 21600 0 21600 21600 0 21600 0 0 Z N"/>
            </draw:custom-shape>
            <draw:custom-shape draw:style-name="gr7" draw:layer="layout" svg:width="0.356cm" svg:height="0.408cm" svg:x="13.442cm" svg:y="10.484cm">
              <text:p text:style-name="P3"/>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g>
        </draw:g>
        <draw:custom-shape draw:style-name="gr21" draw:text-style-name="P2" draw:layer="layout" svg:width="1.27cm" svg:height="4.21cm" svg:x="2.54cm" svg:y="3.945cm">
          <text:p text:style-name="P3"/>
          <draw:enhanced-geometry svg:viewBox="0 0 21600 21600" draw:text-areas="0 ?f0 21600 21600" draw:mirror-horizontal="false" draw:mirror-vertical="false" draw:type="up-arrow-callout" draw:modifiers="9300.86591445815 2702.1243115657 3304.32957229074 6287.9622344610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line draw:style-name="gr22" draw:text-style-name="P2" draw:layer="layout" svg:x1="12.3cm" svg:y1="4.78cm" svg:x2="9.125cm" svg:y2="2.875cm">
          <text:p text:style-name="P3"/>
        </draw:line>
        <draw:custom-shape draw:style-name="gr19" draw:text-style-name="P2" draw:layer="layout" svg:width="4.78cm" svg:height="0.508cm" svg:x="9.19cm" svg:y="9.887cm">
          <text:p text:style-name="P3"/>
          <draw:enhanced-geometry svg:viewBox="0 0 21600 21600" draw:text-areas="?f7 ?f0 21600 ?f2" draw:mirror-horizontal="false" draw:mirror-vertical="false" draw:type="left-arrow" draw:modifiers="3307.09056682702 7341.4538310412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iagonal_20_Green_20_1" draw:display-name="Diagonal Green 1" draw:style="linear" draw:start-color="#00ae00" draw:end-color="#000000" draw:start-intensity="100%" draw:end-intensity="100%" draw:angle="450" draw:border="0%"/>
    <draw:gradient draw:name="Gradient_20_5" draw:display-name="Gradient 5" draw:style="linear" draw:start-color="#000000" draw:end-color="#ffffff" draw:start-intensity="100%" draw:end-intensity="100%" draw:angle="0" draw:border="0%"/>
    <draw:gradient draw:name="Gradient_20_7" draw:display-name="Gradient 7" draw:style="linear" draw:start-color="#ffcc99" draw:end-color="#ff6633"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ottedLine" style:family="graphic" style:parent-style-name="standard">
      <style:graphic-properties draw:stroke="dash" draw:stroke-dash="Ultrafine_20_Dashed" draw:fill-gradient-name="Gradient_20_5" draw:fill-hatch-name="Hatch_20_1" draw:fill-image-name="Bitmape_20_1" draw:fill-image-width="0cm" draw:fill-image-height="0cm"/>
    </style:style>
    <style:style style:name="file" style:family="graphic" style:parent-style-name="standard">
      <style:graphic-properties draw:fill-color="#ccccff"/>
    </style:style>
    <style:style style:name="eraser" style:family="graphic" style:parent-style-name="standard">
      <style:graphic-properties draw:stroke="none" draw:fill-color="#ffffff" draw:textarea-horizontal-align="justify" draw:textarea-vertical-align="middle" draw:auto-grow-height="false"/>
      <style:paragraph-properties fo:text-align="center"/>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5$Linux OpenOffice.org_project/680$Build-8825</meta:generator>
    <meta:creation-date>2005-09-01T08:26:53</meta:creation-date>
    <dc:date>2005-09-02T22:03:46</dc:date>
    <dc:language>en-US</dc:language>
    <meta:editing-cycles>23</meta:editing-cycles>
    <meta:editing-duration>P1DT10H31M46S</meta:editing-duration>
    <meta:user-defined meta:name="Info 1"/>
    <meta:user-defined meta:name="Info 2"/>
    <meta:user-defined meta:name="Info 3"/>
    <meta:user-defined meta:name="Info 4"/>
    <meta:document-statistic meta:object-count="63"/>
  </office:meta>
</office:document-meta>
</file>